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font-size="12pt" fo:language="de" fo:country="DE" style:text-underline-style="solid" style:text-underline-width="auto" style:text-underline-color="font-color" fo:font-weight="bold" style:font-size-asian="12pt" style:language-asian="de" style:country-asian="DE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fo:font-weight="bold" style:font-size-asian="20pt" style:font-weight-asian="bold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7pt" style:font-size-asian="7pt"/>
    </style:style>
    <style:style style:name="T2" style:family="text">
      <style:text-properties fo:font-size="20pt" style:text-underline-style="solid" style:text-underline-width="auto" style:text-underline-color="font-color" fo:font-weight="bold" style:font-size-asian="20pt" style:font-weight-asian="bold"/>
    </style:style>
    <style:style style:name="fr1" style:family="graphic" style:parent-style-name="Frame">
      <style:graphic-properties fo:margin-left="0.319cm" fo:margin-right="0.319cm" fo:margin-top="0.127cm" fo:margin-bottom="0.127cm" style:wrap="parallel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Frame">
      <style:graphic-properties fo:margin-left="0.319cm" fo:margin-right="0.319cm" fo:margin-top="0.127cm" fo:margin-bottom="0.127cm" style:wrap="parallel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ffffff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ktionsbaum StructureChartDrawer</text:p>
      <text:p text:style-name="P3"><draw:frame draw:style-name="fr1" draw:name="Rahmen1" text:anchor-type="char" svg:x="6.324cm" svg:y="3.03cm" svg:width="2.514cm" svg:height="0.854cm" draw:z-index="3"><draw:text-box><text:p text:style-name="Standard">drawBody()</text:p><text:p text:style-name="Standard"/></draw:text-box></draw:frame><draw:frame draw:style-name="fr1" draw:name="Rahmen2" text:anchor-type="char" svg:x="0.907cm" svg:y="3.103cm" svg:width="2.505cm" svg:height="0.781cm" draw:z-index="4"><draw:text-box><text:p text:style-name="Standard">drawHead()</text:p></draw:text-box></draw:frame><draw:frame draw:style-name="fr2" draw:name="Rahmen3" text:anchor-type="char" svg:x="12.764cm" svg:y="6.073cm" svg:width="3.217cm" svg:height="2.244cm" draw:z-index="21"><draw:text-box><text:p text:style-name="P1">Für IfElseBlocks und SwicthBlocks, bei denen unterschiedlich lange Verzweigungen auftreten, sowie für leere Funktionen.</text:p></draw:text-box></draw:frame><draw:frame draw:style-name="fr2" draw:name="Rahmen4" text:anchor-type="char" svg:x="5.327cm" svg:y="7.819cm" svg:width="2.953cm" svg:height="1.344cm" draw:z-index="20"><draw:text-box><text:p text:style-name="P1">Für Texte, welche über die Block-Grenzen hinausreichen würden.</text:p></draw:text-box></draw:frame><draw:frame draw:style-name="fr2" draw:name="Rahmen5" text:anchor-type="char" svg:x="1.889cm" svg:y="7.449cm" svg:width="2.238cm" svg:height="0.917cm" draw:z-index="19"><draw:text-box><text:p text:style-name="P1">Für jeden Loop-Block</text:p></draw:text-box></draw:frame><draw:frame draw:style-name="fr1" draw:name="Rahmen6" text:anchor-type="char" svg:x="1.032cm" svg:y="9.682cm" svg:width="3.881cm" svg:height="0.861cm" draw:z-index="1"><draw:text-box><text:p text:style-name="Standard">drawLoopHeading()</text:p></draw:text-box></draw:frame><draw:frame draw:style-name="fr1" draw:name="Rahmen7" text:anchor-type="char" svg:x="12.594cm" svg:y="9.77cm" svg:width="3.113cm" svg:height="0.702cm" draw:z-index="5"><draw:text-box><text:p text:style-name="P2">drawEmtySign()</text:p></draw:text-box></draw:frame><draw:frame draw:style-name="fr1" draw:name="Rahmen8" text:anchor-type="char" svg:x="7.807cm" svg:y="9.717cm" svg:width="2.293cm" svg:height="0.728cm" draw:z-index="6"><draw:text-box><text:p text:style-name="Standard">wrapText()</text:p></draw:text-box></draw:frame><draw:frame draw:style-name="fr2" draw:name="Rahmen9" text:anchor-type="char" svg:x="3.493cm" svg:y="4.584cm" svg:width="3.217cm" svg:height="0.921cm" draw:z-index="14"><draw:text-box><text:p text:style-name="P1">Für jeden Block, welcher kein SimpleBlock ist</text:p></draw:text-box></draw:frame><draw:frame draw:style-name="fr1" draw:name="Rahmen10" text:anchor-type="char" svg:x="10.954cm" svg:y="3.076cm" svg:width="4.383cm" svg:height="0.808cm" draw:z-index="2"><draw:text-box><text:p text:style-name="Standard">drawSurroundingRect()</text:p></draw:text-box></draw:frame><draw:frame draw:style-name="fr1" draw:name="Rahmen11" text:anchor-type="char" svg:x="5.948cm" svg:y="0.474cm" svg:width="4.068cm" svg:height="0.854cm" draw:z-index="0"><draw:text-box><text:p text:style-name="P2">drawStructureChart()</text:p></draw:text-box></draw:frame><draw:connector text:anchor-type="char" draw:z-index="18" draw:style-name="gr1" draw:text-style-name="P5" draw:type="line" svg:x1="8.534cm" svg:y1="3.872cm" svg:x2="14.118cm" svg:y2="9.784cm" svg:d="M8534 3872l5584 5912" svg:viewBox="0 0 5586 5914"><text:p/></draw:connector><draw:connector text:anchor-type="char" draw:z-index="17" draw:style-name="gr1" draw:text-style-name="P5" draw:type="line" svg:x1="8.031cm" svg:y1="3.872cm" svg:x2="8.615cm" svg:y2="9.758cm" svg:d="M8031 3872l584 5886" svg:viewBox="0 0 586 5888"><text:p/></draw:connector><draw:connector text:anchor-type="char" draw:z-index="16" draw:style-name="gr1" draw:text-style-name="P5" draw:type="line" svg:x1="7.504cm" svg:y1="5.152cm" svg:x2="2.845cm" svg:y2="9.696cm" svg:d="M7504 5152l-4659 4544" svg:viewBox="0 0 4660 4546"><text:p/></draw:connector><draw:connector text:anchor-type="char" draw:z-index="15" draw:style-name="gr2" draw:text-style-name="P5" draw:type="line" svg:x1="7.449cm" svg:y1="3.872cm" svg:x2="7.504cm" svg:y2="5.207cm" svg:d="M7449 3872l55 1335" svg:viewBox="0 0 56 1337"><text:p/></draw:connector><draw:connector text:anchor-type="char" draw:z-index="13" draw:style-name="gr1" draw:text-style-name="P5" draw:type="line" svg:x1="5.57cm" svg:y1="3.591cm" svg:x2="6.338cm" svg:y2="3.595cm" svg:d="M5570 3591l768 4" svg:viewBox="0 0 769 5"><text:p/></draw:connector><draw:connector text:anchor-type="char" draw:z-index="12" draw:style-name="gr2" draw:text-style-name="P5" draw:type="line" svg:x1="5.57cm" svg:y1="4.572cm" svg:x2="5.574cm" svg:y2="3.618cm" svg:d="M5570 4572l4-954" svg:viewBox="0 0 5 956"><text:p/></draw:connector><draw:connector text:anchor-type="char" draw:z-index="11" draw:style-name="gr2" draw:text-style-name="P5" draw:type="line" svg:x1="6.869cm" svg:y1="4.57cm" svg:x2="5.544cm" svg:y2="4.574cm" svg:d="M6869 4570l-1325 4" svg:viewBox="0 0 1326 5"><text:p/></draw:connector><draw:connector text:anchor-type="char" draw:z-index="10" draw:style-name="gr2" draw:text-style-name="P5" draw:type="line" svg:x1="6.84cm" svg:y1="3.872cm" svg:x2="6.869cm" svg:y2="4.598cm" svg:d="M6840 3872l29 726" svg:viewBox="0 0 30 728"><text:p/></draw:connector><draw:connector text:anchor-type="char" draw:z-index="9" draw:style-name="gr1" draw:text-style-name="P5" draw:type="line" svg:x1="10.003cm" svg:y1="1.316cm" svg:x2="13.113cm" svg:y2="3.115cm" svg:d="M10003 1316l3110 1799" svg:viewBox="0 0 3112 1801"><text:p/></draw:connector><draw:connector text:anchor-type="char" draw:z-index="8" draw:style-name="gr1" draw:text-style-name="P5" draw:type="line" svg:x1="8.059cm" svg:y1="1.316cm" svg:x2="7.713cm" svg:y2="3.044cm" svg:d="M8059 1316l-346 1728" svg:viewBox="0 0 347 1730"><text:p/></draw:connector><draw:connector text:anchor-type="char" draw:z-index="7" draw:style-name="gr1" draw:text-style-name="P5" draw:type="line" svg:x1="5.962cm" svg:y1="1.316cm" svg:x2="2.184cm" svg:y2="3.143cm" svg:d="M5962 1316l-3778 1827" svg:viewBox="0 0 3780 1829"><text:p/></draw:connecto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</meta:initial-creator>
    <meta:creation-date>2015-07-08T10:18:00</meta:creation-date>
    <dc:date>2015-07-09T18:42:19.773000000</dc:date>
    <meta:editing-cycles>3</meta:editing-cycles>
    <meta:editing-duration>PT27M27S</meta:editing-duration>
    <meta:document-statistic meta:table-count="0" meta:image-count="0" meta:object-count="0" meta:page-count="1" meta:paragraph-count="12" meta:word-count="41" meta:character-count="382" meta:non-whitespace-character-count="353"/>
    <meta:generator>LibreOffice/4.4.4.3$Windows_x86 LibreOffice_project/2c39ebcf046445232b798108aa8a7e7d89552ea8</meta:generator>
  </office:meta>
</office:document-meta>
</file>